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lm buff quiz.</text:p>
      <text:p text:style-name="P1"/>
      <text:p text:style-name="P2">Test your knowledge on movies with this quiz!</text:p>
      <text:p text:style-name="P2"/>
      <text:list xml:id="list773138902781358199" text:style-name="L1">
        <text:list-item>
          <text:p text:style-name="P3">Who directed the 1977 science fiction film Close Encounters of the Third Kind ?</text:p>
          <text:p text:style-name="P3">A-George Lucas</text:p>
          <text:p text:style-name="P3">b- Stephen Spielberg </text:p>
          <text:p text:style-name="P3">c-Christopher Nolan</text:p>
          <text:p text:style-name="P3"/>
        </text:list-item>
        <text:list-item>
          <text:p text:style-name="P3">What film in 1999 made the “bullet time” visual effect popular?</text:p>
          <text:p text:style-name="P3">A-The Matrix</text:p>
          <text:p text:style-name="P3">b-Titanic</text:p>
          <text:p text:style-name="P3">c-The sixth sense.</text:p>
          <text:p text:style-name="P3"/>
        </text:list-item>
        <text:list-item>
          <text:p text:style-name="P3">Which actor played Peter Pan in the film Hook ? </text:p>
          <text:p text:style-name="P3">a- Tom Cruise</text:p>
          <text:p text:style-name="P3">b-Russel Crowe</text:p>
          <text:p text:style-name="P3">c- Robin Williams</text:p>
          <text:p text:style-name="P3"/>
        </text:list-item>
        <text:list-item>
          <text:p text:style-name="P3">Who directed the cult classic The shinning ? </text:p>
          <text:p text:style-name="P3">A-Sam Mendes </text:p>
          <text:p text:style-name="P3">b-Stanley Kubrick </text:p>
          <text:p text:style-name="P3">c-Stephen King</text:p>
          <text:p text:style-name="P3"/>
        </text:list-item>
        <text:list-item>
          <text:p text:style-name="P3">Which of these actors won an Academy Award for best actor in a leading role in the year 2000? </text:p>
          <text:p text:style-name="P3">a-Tom Hanks in Forrest Gump</text:p>
          <text:p text:style-name="P3">b- Russel Crowe in Gladiator</text:p>
          <text:p text:style-name="P3">c-Kevin Spacey in American Beauty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0:51:16.60</meta:creation-date>
    <dc:date>2014-12-15T15:21:13.99</dc:date>
    <meta:editing-duration>PT1H43M29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22" meta:word-count="121" meta:character-count="673"/>
  </office:meta>
</office:document-meta>
</file>